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03771" officeooo:paragraph-rsid="00003771"/>
    </style:style>
    <style:style style:name="P2" style:family="paragraph" style:parent-style-name="Standard">
      <style:text-properties officeooo:paragraph-rsid="00003771"/>
    </style:style>
    <style:style style:name="P3" style:family="paragraph" style:parent-style-name="Standard">
      <style:text-properties officeooo:rsid="0000ff88" officeooo:paragraph-rsid="0003b324"/>
    </style:style>
    <style:style style:name="P4" style:family="paragraph" style:parent-style-name="Standard">
      <style:text-properties officeooo:rsid="0000ff88" officeooo:paragraph-rsid="0008077e"/>
    </style:style>
    <style:style style:name="P5" style:family="paragraph" style:parent-style-name="Standard">
      <style:text-properties officeooo:rsid="0003b324" officeooo:paragraph-rsid="0003b324"/>
    </style:style>
    <style:style style:name="P6" style:family="paragraph" style:parent-style-name="Standard">
      <style:text-properties fo:font-size="8pt" officeooo:rsid="0003b324" officeooo:paragraph-rsid="0003b324" style:font-size-asian="8pt" style:font-size-complex="8pt"/>
    </style:style>
    <style:style style:name="P7" style:family="paragraph" style:parent-style-name="Standard">
      <style:text-properties fo:font-size="8pt" officeooo:rsid="0003b324" officeooo:paragraph-rsid="000b3830" style:font-size-asian="8pt" style:font-size-complex="8pt"/>
    </style:style>
    <style:style style:name="P8" style:family="paragraph" style:parent-style-name="Standard">
      <style:text-properties fo:font-size="8pt" officeooo:rsid="0004b24c" officeooo:paragraph-rsid="0004b24c" style:font-size-asian="8pt" style:font-size-complex="8pt"/>
    </style:style>
    <style:style style:name="P9" style:family="paragraph" style:parent-style-name="Standard">
      <style:text-properties fo:font-size="8pt" officeooo:rsid="0004b24c" officeooo:paragraph-rsid="0004ce28" style:font-size-asian="8pt" style:font-size-complex="8pt"/>
    </style:style>
    <style:style style:name="P10" style:family="paragraph" style:parent-style-name="Standard">
      <style:text-properties fo:font-size="8pt" officeooo:rsid="0004b24c" officeooo:paragraph-rsid="00051de6" style:font-size-asian="8pt" style:font-size-complex="8pt"/>
    </style:style>
    <style:style style:name="P11" style:family="paragraph" style:parent-style-name="Standard">
      <style:text-properties fo:font-size="8pt" officeooo:rsid="0004b24c" officeooo:paragraph-rsid="000a32ae" style:font-size-asian="8pt" style:font-size-complex="8pt"/>
    </style:style>
    <style:style style:name="P12" style:family="paragraph" style:parent-style-name="Standard">
      <style:text-properties fo:font-size="8pt" officeooo:rsid="0004b24c" officeooo:paragraph-rsid="000dc0e0" style:font-size-asian="8pt" style:font-size-complex="8pt"/>
    </style:style>
    <style:style style:name="P13" style:family="paragraph" style:parent-style-name="Standard">
      <style:text-properties fo:font-size="8pt" officeooo:rsid="000b7abb" officeooo:paragraph-rsid="000b7abb" style:font-size-asian="8pt" style:font-size-complex="8pt"/>
    </style:style>
    <style:style style:name="P14" style:family="paragraph" style:parent-style-name="Standard">
      <style:text-properties fo:font-size="9pt" officeooo:rsid="0003b324" officeooo:paragraph-rsid="0008077e" style:font-size-asian="9pt" style:font-size-complex="9pt"/>
    </style:style>
    <style:style style:name="P15" style:family="paragraph" style:parent-style-name="Standard">
      <style:text-properties fo:font-size="9pt" officeooo:rsid="0003b324" officeooo:paragraph-rsid="000aad25" style:font-size-asian="9pt" style:font-size-complex="9pt"/>
    </style:style>
    <style:style style:name="P16" style:family="paragraph" style:parent-style-name="Standard">
      <style:text-properties fo:font-size="9pt" officeooo:rsid="0003b324" officeooo:paragraph-rsid="000b3830" style:font-size-asian="9pt" style:font-size-complex="9pt"/>
    </style:style>
    <style:style style:name="P17" style:family="paragraph" style:parent-style-name="Standard">
      <style:text-properties fo:font-size="9pt" officeooo:rsid="0004b24c" officeooo:paragraph-rsid="00051de6" style:font-size-asian="9pt" style:font-size-complex="9pt"/>
    </style:style>
    <style:style style:name="P18" style:family="paragraph" style:parent-style-name="Standard">
      <style:text-properties fo:font-size="9pt" officeooo:rsid="0004b24c" officeooo:paragraph-rsid="0004ce28" style:font-size-asian="9pt" style:font-size-complex="9pt"/>
    </style:style>
    <style:style style:name="P19" style:family="paragraph" style:parent-style-name="Standard">
      <style:text-properties fo:font-size="9pt" officeooo:rsid="0004b24c" officeooo:paragraph-rsid="000a32ae" style:font-size-asian="9pt" style:font-size-complex="9pt"/>
    </style:style>
    <style:style style:name="P20" style:family="paragraph" style:parent-style-name="Standard">
      <style:text-properties fo:font-size="9pt" officeooo:rsid="0004b24c" officeooo:paragraph-rsid="000b7abb" style:font-size-asian="9pt" style:font-size-complex="9pt"/>
    </style:style>
    <style:style style:name="P21" style:family="paragraph" style:parent-style-name="Standard">
      <style:text-properties fo:font-size="9pt" officeooo:rsid="0004b24c" officeooo:paragraph-rsid="000dc0e0" style:font-size-asian="9pt" style:font-size-complex="9pt"/>
    </style:style>
    <style:style style:name="P22" style:family="paragraph" style:parent-style-name="Standard">
      <style:text-properties fo:font-size="9pt" officeooo:rsid="000b7abb" officeooo:paragraph-rsid="000b7abb" style:font-size-asian="9pt" style:font-size-complex="9pt"/>
    </style:style>
    <style:style style:name="P2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3b324" style:font-size-asian="8pt" style:font-size-complex="8pt"/>
    </style:style>
    <style:style style:name="T3" style:family="text">
      <style:text-properties fo:font-size="15pt" officeooo:rsid="00003771" style:font-size-asian="15pt" style:font-size-complex="15pt"/>
    </style:style>
    <style:style style:name="T4" style:family="text">
      <style:text-properties officeooo:rsid="00016f89"/>
    </style:style>
    <style:style style:name="T5" style:family="text">
      <style:text-properties officeooo:rsid="0002f2e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3b324" style:font-size-asian="11pt" style:font-size-complex="11pt"/>
    </style:style>
    <style:style style:name="T8" style:family="text">
      <style:text-properties fo:font-size="11pt" officeooo:rsid="0002f2e0" style:font-size-asian="11pt" style:font-size-complex="11pt"/>
    </style:style>
    <style:style style:name="T9" style:family="text">
      <style:text-properties fo:font-size="11pt" officeooo:rsid="0004b24c" style:font-size-asian="11pt" style:font-size-complex="11pt"/>
    </style:style>
    <style:style style:name="T10" style:family="text">
      <style:text-properties fo:font-size="11pt" officeooo:rsid="00016f89" style:font-size-asian="11pt" style:font-size-complex="11pt"/>
    </style:style>
    <style:style style:name="T11" style:family="text">
      <style:text-properties fo:font-size="11pt" officeooo:rsid="0004ce28" style:font-size-asian="11pt" style:font-size-complex="11pt"/>
    </style:style>
    <style:style style:name="T12" style:family="text">
      <style:text-properties fo:font-size="11pt" officeooo:rsid="000b3830" style:font-size-asian="11pt" style:font-size-complex="11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03b324" style:font-size-asian="9pt" style:font-size-complex="9pt"/>
    </style:style>
    <style:style style:name="T15" style:family="text">
      <style:text-properties fo:font-size="9pt" officeooo:rsid="0002f2e0" style:font-size-asian="9pt" style:font-size-complex="9pt"/>
    </style:style>
    <style:style style:name="T16" style:family="text">
      <style:text-properties fo:font-size="9pt" officeooo:rsid="0004b24c" style:font-size-asian="9pt" style:font-size-complex="9pt"/>
    </style:style>
    <style:style style:name="T17" style:family="text">
      <style:text-properties fo:font-size="9pt" officeooo:rsid="00061ec4" style:font-size-asian="9pt" style:font-size-complex="9pt"/>
    </style:style>
    <style:style style:name="T18" style:family="text">
      <style:text-properties fo:font-size="9pt" officeooo:rsid="00074bc3" style:font-size-asian="9pt" style:font-size-complex="9pt"/>
    </style:style>
    <style:style style:name="T19" style:family="text">
      <style:text-properties fo:font-size="9pt" officeooo:rsid="0004ce28" style:font-size-asian="9pt" style:font-size-complex="9pt"/>
    </style:style>
    <style:style style:name="T20" style:family="text">
      <style:text-properties fo:font-size="9pt" officeooo:rsid="000b3830" style:font-size-asian="9pt" style:font-size-complex="9pt"/>
    </style:style>
    <style:style style:name="T21" style:family="text">
      <style:text-properties fo:font-size="9pt" officeooo:rsid="000dc0e0" style:font-size-asian="9pt" style:font-size-complex="9pt"/>
    </style:style>
    <style:style style:name="T22" style:family="text">
      <style:text-properties officeooo:rsid="0004b24c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51de6" style:font-size-asian="10pt" style:font-size-complex="10pt"/>
    </style:style>
    <style:style style:name="T25" style:family="text">
      <style:text-properties fo:font-size="10pt" officeooo:rsid="0004ce28" style:font-size-asian="10pt" style:font-size-complex="10pt"/>
    </style:style>
    <style:style style:name="T26" style:family="text">
      <style:text-properties fo:font-size="10pt" officeooo:rsid="000dc0e0" style:font-size-asian="10pt" style:font-size-complex="10pt"/>
    </style:style>
    <style:style style:name="T27" style:family="text">
      <style:text-properties fo:font-size="7pt" style:font-size-asian="7pt" style:font-size-complex="7pt"/>
    </style:style>
    <style:style style:name="T28" style:family="text">
      <style:text-properties fo:font-size="7pt" officeooo:rsid="00051de6" style:font-size-asian="7pt" style:font-size-complex="7pt"/>
    </style:style>
    <style:style style:name="T29" style:family="text">
      <style:text-properties fo:font-size="7pt" officeooo:rsid="00074bc3" style:font-size-asian="7pt" style:font-size-complex="7pt"/>
    </style:style>
    <style:style style:name="T30" style:family="text">
      <style:text-properties officeooo:rsid="0004ce28"/>
    </style:style>
    <style:style style:name="T31" style:family="text">
      <style:text-properties officeooo:rsid="00051de6"/>
    </style:style>
    <style:style style:name="T32" style:family="text">
      <style:text-properties officeooo:rsid="00061ec4"/>
    </style:style>
    <style:style style:name="T33" style:family="text">
      <style:text-properties officeooo:rsid="00074bc3"/>
    </style:style>
    <style:style style:name="T34" style:family="text">
      <style:text-properties officeooo:rsid="0008077e"/>
    </style:style>
    <style:style style:name="T35" style:family="text">
      <style:text-properties officeooo:rsid="00083a78"/>
    </style:style>
    <style:style style:name="T36" style:family="text">
      <style:text-properties officeooo:rsid="000aad25"/>
    </style:style>
    <style:style style:name="T37" style:family="text">
      <style:text-properties style:font-name="Times New Roman" fo:font-size="8pt" fo:font-weight="normal" officeooo:rsid="000aad25" style:font-name-asian="Times New Roman1" style:font-size-asian="8pt" style:font-weight-asian="normal" style:font-name-complex="Times New Roman1" style:font-size-complex="8pt" style:font-weight-complex="normal"/>
    </style:style>
    <style:style style:name="T38" style:family="text">
      <style:text-properties officeooo:rsid="000b3830"/>
    </style:style>
    <style:style style:name="T39" style:family="text">
      <style:text-properties officeooo:rsid="000b7abb"/>
    </style:style>
    <style:style style:name="T40" style:family="text">
      <style:text-properties officeooo:rsid="000cca56"/>
    </style:style>
    <style:style style:name="T41" style:family="text">
      <style:text-properties officeooo:rsid="000dc0e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6">EXPE</text:span><text:span text:style-name="T10">RIENCE</text:span><text:span text:style-name="T4"> :</text:span></text:p>
      <text:p text:style-name="P3"/>
      <text:p text:style-name="P4"><text:span text:style-name="T2"><text:tab/><text:tab/> <text:s text:c="2"/></text:span><text:span text:style-name="T4"><text:s text:c="7"/></text:span><text:span text:style-name="T8">CSIR SRTP, </text:span><text:span text:style-name="T7">Researcher</text:span><text:span text:style-name="T5"><text:tab/><text:tab/><text:tab/><text:tab/><text:tab/> <text:s text:c="11"/><text:tab/> <text:s text:c="5"/></text:span><text:span text:style-name="T15"><text:s/></text:span><text:span text:style-name="T14">internship</text:span></text:p>
      <text:p text:style-name="P14"><text:s text:c="5"/><text:tab/><text:tab/> <text:s text:c="11"/>. <text:span text:style-name="T34">Work with trainees from different states, different languages and <text:tab/><text:tab/> <text:s text:c="13"/></text:span><text:span text:style-name="T1">06/2020 – 08/2020</text:span><text:span text:style-name="T34"><text:tab/><text:tab/> <text:s text:c="13"/>challenge was to create a common environment.</text:span><text:tab/></text:p>
      <text:p text:style-name="P14"><text:tab/><text:tab/> <text:s text:c="11"/>. <text:span text:style-name="T34">Develop the team`s capabilities in data science and machine learning.</text:span></text:p>
      <text:p text:style-name="P15"><text:span text:style-name="T34"><text:tab/><text:tab/> <text:s text:c="11"/>. </text:span><text:span text:style-name="T35">Design, conduct and report results </text:span><text:span text:style-name="T36">from proof of concept research of projects</text:span></text:p>
      <text:p text:style-name="P15"><text:span text:style-name="T34"><text:tab/><text:tab/> <text:s text:c="13"/></text:span><text:span text:style-name="T36">that focus on methods, algortihms, new scientific areas, new data sets.</text:span></text:p>
      <text:p text:style-name="P15"><text:span text:style-name="T34"><text:tab/><text:tab/> <text:s text:c="11"/>. </text:span><text:span text:style-name="T36">Reasearch was based on bio-tech i.e, </text:span><text:span text:style-name="T37">Silico Molecular Docking Analysis of Natural</text:span></text:p>
      <text:p text:style-name="P15"><text:span text:style-name="T37"><text:tab/><text:tab/> <text:s text:c="15"/>Anthocyanidins as Anticancer Agents .</text:span><text:span text:style-name="T36"> <text:s/></text:span><text:span text:style-name="T34"><text:s/><text:tab/> 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6"><text:tab/><text:tab/> <text:s text:c="13"/><text:span text:style-name="T6">ROBOTRONiX INDIA, Machine learning Practitioner <text:tab/><text:tab/><text:tab/> <text:s text:c="6"/></text:span><text:span text:style-name="T16">internship</text:span></text:p>
      <text:p text:style-name="P7"><text:span text:style-name="T9"><text:tab/><text:tab/> <text:s text:c="8"/>. </text:span><text:span text:style-name="T20">Knowledge of one or more open-source ML framework.<text:tab/></text:span><text:span text:style-name="T12"><text:tab/> <text:s text:c="23"/></text:span><text:span text:style-name="T22">05/2020 – 08/2020</text:span></text:p>
      <text:p text:style-name="P7"><text:span text:style-name="T12"><text:tab/><text:tab/> <text:s text:c="8"/>. </text:span><text:span text:style-name="T20">Develop prototype and validate the results.</text:span></text:p>
      <text:p text:style-name="P16"><text:span text:style-name="T38"><text:tab/><text:tab/> <text:s text:c="10"/>. Expert knowledge developing and debugging in python.</text:span></text:p>
      <text:p text:style-name="P7"><text:span text:style-name="T20"><text:tab/><text:tab/> <text:s text:c="10"/>. Contribute to the production soultions, development, testing and deployment. </text:span><text:span text:style-name="T16"><text:tab/></text:span><text:span text:style-name="T9"><text:tab/><text:tab/><text:tab/><text:tab/><text:tab/><text:tab/> <text:s text:c="10"/></text:span></text:p>
      <text:p text:style-name="P6"><text:span text:style-name="T9"/></text:p>
      <text:p text:style-name="P6"><text:span text:style-name="T9"/></text:p>
      <text:p text:style-name="P8"><text:span text:style-name="T6">EDUCATION : </text:span></text:p>
      <text:p text:style-name="P8"><text:span text:style-name="T6"/></text:p>
      <text:p text:style-name="P9"><text:span text:style-name="T6"><text:tab/><text:tab/> <text:s text:c="8"/></text:span><text:span text:style-name="T23"><text:s/></text:span><text:span text:style-name="T13">Sagar Institute of Science &amp; Technology, Bhopal, MP</text:span><text:span text:style-name="T23"><text:tab/> <text:s text:c="11"/></text:span><text:s/><text:span text:style-name="T27">Bachelor`s Degree in Computer Science-</text:span><text:span text:style-name="T28">2021 <text:s/></text:span></text:p>
      <text:p text:style-name="P9"><text:span text:style-name="T28"><text:tab/><text:tab/> <text:s text:c="15"/></text:span><text:span text:style-name="T18">Bal Bharti School, Prayagraj, UP <text:tab/></text:span><text:span text:style-name="T29"><text:tab/><text:tab/><text:tab/><text:tab/> <text:s text:c="6"/>Intermediate -2016 (CBSE)<text:tab/></text:span></text:p>
      <text:p text:style-name="P9"><text:span text:style-name="T29"><text:tab/><text:tab/> <text:s text:c="12"/></text:span><text:span text:style-name="T18"><text:s text:c="2"/>Prayag Public School, Prayagraj, UP<text:tab/><text:tab/><text:tab/><text:tab/><text:tab/> <text:s text:c="5"/></text:span><text:span text:style-name="T29">High School -2014(CBSE)</text:span></text:p>
      <text:p text:style-name="P18"/>
      <text:p text:style-name="P9"/>
      <text:p text:style-name="P9"/>
      <text:p text:style-name="P11"><text:span text:style-name="T11">SKILLS :<text:tab/></text:span></text:p>
      <text:p text:style-name="P11"><text:span text:style-name="T11"><text:tab/><text:tab/></text:span></text:p>
      <text:p text:style-name="P19"><text:span text:style-name="T30"><text:tab/><text:tab/> <text:s text:c="10"/>. </text:span><text:span text:style-name="T31">Excellent organizational, analytical </text:span><text:span text:style-name="T32">and presentaion </text:span><text:span text:style-name="T41">skills.</text:span></text:p>
      <text:p text:style-name="P17"><text:span text:style-name="T31"><text:tab/><text:tab/> <text:s text:c="10"/>. Excellent written, oral communication and strong </text:span><text:span text:style-name="T32">technical writing skills. </text:span></text:p>
      <text:p text:style-name="P17"><text:span text:style-name="T31"><text:tab/><text:tab/> <text:s text:c="10"/>. Ability to read, understand, and communicate technical documentation.</text:span></text:p>
      <text:p text:style-name="P20"><text:span text:style-name="T31"><text:tab/><text:tab/> <text:s text:c="10"/>. </text:span><text:span text:style-name="T32">Strong background in </text:span><text:span text:style-name="T33">Applied Mathematics, </text:span><text:span text:style-name="T32">Python, </text:span><text:span text:style-name="T39">scraping, Crawling, Selenium,</text:span><text:span text:style-name="T33">Tensorflow</text:span><text:span text:style-name="T32"> </text:span></text:p>
      <text:p text:style-name="P20"><text:span text:style-name="T32"><text:tab/><text:tab/> <text:s text:c="12"/>and Data science libraries.</text:span></text:p>
      <text:p text:style-name="P21"><text:span text:style-name="T32"><text:tab/><text:tab/> <text:s text:c="10"/>. Sound knowledge of ML </text:span><text:span text:style-name="T33">Algorithms</text:span><text:span text:style-name="T32">, </text:span><text:span text:style-name="T33">NLP, Image processing and Computer Vision.</text:span><text:span text:style-name="T32"><text:line-break/><text:tab/> <text:s text:c="26"/>. Work with internee and teams, locally and nationally.</text:span><text:span text:style-name="T31"> </text:span><text:span text:style-name="T30"><text:s text:c="4"/></text:span></text:p>
      <text:p text:style-name="P12"><text:span text:style-name="T19"><text:tab/><text:tab/> <text:s text:c="10"/>. </text:span><text:span text:style-name="T21">Extras : Basics of 3D Modelling &amp; Animation skill, for presentation.</text:span><text:span text:style-name="T19"> <text:s text:c="4"/><text:tab/> <text:s text:c="4"/></text:span><text:span text:style-name="T25"><text:s/></text:span><text:span text:style-name="T11"><text:s text:c="4"/></text:span></text:p>
      <text:p text:style-name="P10"><text:span text:style-name="T11"><text:tab/><text:tab/></text:span></text:p>
      <text:p text:style-name="P13"><text:span text:style-name="T11"/></text:p>
      <text:p text:style-name="P13"><text:span text:style-name="T11">P</text:span><text:span text:style-name="T6">ersonal Projects : </text:span></text:p>
      <text:p text:style-name="P13"><text:span text:style-name="T6"><text:tab/><text:tab/><text:tab/></text:span></text:p>
      <text:p text:style-name="P22"><text:tab/><text:tab/> <text:s text:c="10"/>. Heart disease prediction</text:p>
      <text:p text:style-name="P22"><text:tab/><text:tab/> <text:s text:c="10"/>. Liker-Bot for social sites, Linkedin Scrapping</text:p>
      <text:p text:style-name="P22"><text:tab/><text:tab/> <text:s text:c="10"/>. Table image completion</text:p>
      <text:p text:style-name="P22"><text:tab/><text:tab/> <text:s text:c="10"/>. Mask detection using mobileNetv2</text:p>
      <text:p text:style-name="P22"><text:tab/><text:tab/> <text:s text:c="10"/>. Face-eye-smile-detection</text:p>
      <text:p text:style-name="P22"><text:tab/><text:tab/> <text:s text:c="10"/>. Text detection and reading using yolo</text:p>
      <text:p text:style-name="P22"><text:tab/><text:tab/> <text:s text:c="10"/>. <text:span text:style-name="T40">Exam proctoring system</text:span></text:p>
      <text:p text:style-name="P22"><text:tab/><text:tab/><text:tab/> </text:p>
      <text:p text:style-name="P17"/>
      <text:p text:style-name="P10"><text:span text:style-name="T11"><text:tab/><text:tab/><text:tab/></text:span><text:span text:style-name="T30"> </text:span><text:s text:c="26"/><text:tab/> <text:s text:c="13"/><text:tab/> <text:s text:c="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003771"/>
    </style:style>
    <style:style style:name="MP2" style:family="paragraph" style:parent-style-name="Standard">
      <style:text-properties officeooo:rsid="00003771" officeooo:paragraph-rsid="00003771"/>
    </style:style>
    <style:style style:name="MP3" style:family="paragraph">
      <style:paragraph-properties fo:text-align="center"/>
    </style:style>
    <style:style style:name="MT1" style:family="text">
      <style:text-properties fo:font-size="15pt" officeooo:rsid="00003771" style:font-size-asian="15pt" style:font-size-complex="15pt"/>
    </style:style>
    <style:style style:name="MT2" style:family="text">
      <style:text-properties fo:font-size="8pt" style:font-size-asian="8pt" style:font-size-complex="8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tab/><text:tab/><text:tab/><text:tab/><text:tab/> <text:s text:c="4"/><text:span text:style-name="MT1">Shyam Maurya</text:span></text:p>
        <text:p text:style-name="MP2"><draw:line text:anchor-type="paragraph" draw:z-index="0" draw:name="Shape1" draw:style-name="Mgr1" draw:text-style-name="MP3" svg:x1="0.0508in" svg:y1="0.2799in" svg:x2="6.6583in" svg:y2="0.2728in"><text:p/></draw:line><text:span text:style-name="MT2"><text:tab/><text:tab/> <text:s text:c="12"/></text:span><text:a xlink:type="simple" xlink:href="mailto:shyammaurya395@gmail.com" text:style-name="Internet_20_link" text:visited-style-name="Visited_20_Internet_20_Link"><text:span text:style-name="MT2">shyammaurya395@gmail.com</text:span></text:a><text:span text:style-name="MT2">, </text:span><text:a xlink:type="simple" xlink:href="mailto:shyammaurya58@gmail.com" text:style-name="Internet_20_link" text:visited-style-name="Visited_20_Internet_20_Link"><text:span text:style-name="MT2">shyammaurya58@gmail.com</text:span></text:a><text:span text:style-name="MT2">, 9644720871, 934002762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1:19:08.731930399</meta:creation-date>
    <dc:date>2021-02-25T22:49:42.259382075</dc:date>
    <meta:editing-duration>PT2H58M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268" meta:character-count="2613" meta:non-whitespace-character-count="1672"/>
  </office:meta>
</office:document-meta>
</file>